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23cm" fo:min-width="6.763cm"/>
    </style:style>
    <style:style style:name="gr5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6cm" fo:min-width="6.917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9" style:family="graphic" style:parent-style-name="standard">
      <style:graphic-properties draw:stroke="none" svg:stroke-color="#000000" draw:fill="none" draw:fill-color="#ffffff" fo:min-height="1.401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0.289cm" svg:y="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2.729cm" svg:y="2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5.35cm" svg:y="0.743cm">
          <draw:text-box>
            <text:p text:style-name="P3">Subject specific expertise</text:p>
          </draw:text-box>
        </draw:frame>
        <draw:frame draw:style-name="gr3" draw:text-style-name="P4" draw:layer="layout" svg:width="5.688cm" svg:height="1.673cm" svg:x="6.339cm" svg:y="3.08cm">
          <draw:text-box>
            <text:p>Machine learning</text:p>
          </draw:text-box>
        </draw:frame>
        <draw:custom-shape draw:style-name="gr4" draw:text-style-name="P5" draw:layer="layout" svg:width="10.271cm" svg:height="6.183cm" draw:transform="rotate (-0.142767932813136) translate (0.906cm 4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0.489cm" svg:height="6.172cm" draw:transform="rotate (0.0966912405604862) translate (0.246cm 7.3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2.9301844999781E-017) rotate (0.272271363311115) translate (0.778cm 10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5.86036899995619E-017) rotate (0.648215284190694) translate (1.94cm 12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rotate (0.101927228316469) translate (6.928cm 5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rotate (-0.196175007924163) translate (7.815cm 5.8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388cm" svg:height="6.221cm" draw:transform="skewX (-5.76310282573298E-017) rotate (-0.499338698995577) translate (8.241cm 6.1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0.271cm" svg:height="6.183cm" draw:transform="rotate (-0.380481776934764) translate (2.431cm 2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422cm" svg:height="6.31cm" draw:transform="rotate (-0.718552053046064) translate (7.88cm 6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295cm" svg:height="6.173cm" draw:transform="skewX (-5.86036899995619E-017) rotate (0.473507826066062) translate (5.875cm 6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445cm" svg:height="1.673cm" svg:x="11.746cm" svg:y="4.55cm">
          <draw:text-box>
            <text:p text:style-name="P3">Software development</text:p>
          </draw:text-box>
        </draw:frame>
        <draw:frame draw:style-name="gr3" draw:text-style-name="P6" draw:layer="layout" svg:width="4.826cm" svg:height="1.673cm" svg:x="11.965cm" svg:y="7.169cm">
          <draw:text-box>
            <text:p text:style-name="P3">Computational finance</text:p>
          </draw:text-box>
        </draw:frame>
        <draw:frame draw:style-name="gr10" draw:text-style-name="P4" draw:layer="layout" svg:width="4.495cm" svg:height="1.016cm" svg:x="12.388cm" svg:y="9.779cm">
          <draw:text-box>
            <text:p>Data science</text:p>
          </draw:text-box>
        </draw:frame>
        <draw:frame draw:style-name="gr3" draw:text-style-name="P4" draw:layer="layout" svg:width="4.953cm" svg:height="1.673cm" svg:x="11.084cm" svg:y="11.6cm">
          <draw:text-box>
            <text:p text:style-name="P3">Computational biology</text:p>
          </draw:text-box>
        </draw:frame>
        <draw:frame draw:style-name="gr3" draw:text-style-name="P4" draw:layer="layout" svg:width="5.715cm" svg:height="1.673cm" svg:x="8.798cm" svg:y="13.567cm">
          <draw:text-box>
            <text:p text:style-name="P3">Brain-inspired computation</text:p>
          </draw:text-box>
        </draw:frame>
        <draw:frame draw:style-name="gr3" draw:text-style-name="P6" draw:layer="layout" svg:width="4.699cm" svg:height="1.673cm" svg:x="4.588cm" svg:y="13.318cm">
          <draw:text-box>
            <text:p text:style-name="P3">Speech technology</text:p>
          </draw:text-box>
        </draw:frame>
        <draw:frame draw:style-name="gr3" draw:text-style-name="P4" draw:layer="layout" svg:width="5.08cm" svg:height="1.673cm" svg:x="1.948cm" svg:y="11.627cm">
          <draw:text-box>
            <text:p text:style-name="P3">Language technology</text:p>
          </draw:text-box>
        </draw:frame>
        <draw:frame draw:style-name="gr3" draw:text-style-name="P4" draw:layer="layout" svg:width="5.334cm" svg:height="1.673cm" svg:x="1.259cm" svg:y="9.384cm">
          <draw:text-box>
            <text:p text:style-name="P3">Computer vision</text:p>
            <text:p text:style-name="P3">Image analysis</text:p>
          </draw:text-box>
        </draw:frame>
        <draw:frame draw:style-name="gr11" draw:text-style-name="P4" draw:layer="layout" svg:width="4.445cm" svg:height="1.143cm" svg:x="1.675cm" svg:y="7.212cm">
          <draw:text-box>
            <text:p>Robotics</text:p>
          </draw:text-box>
        </draw:frame>
        <draw:frame draw:style-name="gr12" draw:text-style-name="P4" draw:layer="layout" svg:width="5.4cm" svg:height="0.962cm" svg:x="2.121cm" svg:y="5.031cm">
          <draw:text-box>
            <text:p>Automatic contr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5:24:02.720301372</dc:date>
    <meta:editing-duration>PT2H3M46S</meta:editing-duration>
    <meta:editing-cycles>10</meta:editing-cycles>
    <meta:generator>LibreOffice/5.1.6.2$Linux_X86_64 LibreOffice_project/10m0$Build-2</meta:generator>
    <meta:document-statistic meta:object-count="24"/>
  </office:meta>
</office:document-meta>
</file>